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cumentBuilder.parse( InputStream is , String system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cumentBuilder.isXIncludeAwa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ocumentBuilder.parse( InputStream i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cumentBuilder.parse(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cumentBuilder.getSchem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ocumentBuilder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cumentBuilder.Document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ocumentBuilder.parse( File f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